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2.075in" style:rel-column-width="16383*"/>
    </style:style>
    <style:style style:name="Table2.D" style:family="table-column">
      <style:table-column-properties style:column-width="2.075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25d9cd" officeooo:paragraph-rsid="0025d9c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d9cd" officeooo:paragraph-rsid="001958a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d9cd" officeooo:paragraph-rsid="0025d9c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aa68" officeooo:paragraph-rsid="0029aa6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c9b68" officeooo:paragraph-rsid="002c9b6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fce4" officeooo:paragraph-rsid="001958a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5d9cd" officeooo:paragraph-rsid="0025d9c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b19f" officeooo:paragraph-rsid="0026b1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9aa68" officeooo:paragraph-rsid="0029aa68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officeooo:paragraph-rsid="002d230e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officeooo:rsid="00277a78" officeooo:paragraph-rsid="00277a78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officeooo:rsid="00277a78" officeooo:paragraph-rsid="002d230e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" fo:font-weight="bold" officeooo:rsid="00277a78" officeooo:paragraph-rsid="00277a7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" fo:font-weight="bold" officeooo:rsid="00277a78" officeooo:paragraph-rsid="002d35b9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officeooo:rsid="002ffd52" officeooo:paragraph-rsid="002ffd52"/>
    </style:style>
    <style:style style:name="P17" style:family="paragraph" style:parent-style-name="Table_20_Contents">
      <style:paragraph-properties fo:text-align="center" style:justify-single-word="false"/>
      <style:text-properties style:font-name="DejaVu Sans Condensed" fo:font-weight="normal" officeooo:rsid="002d35b9" officeooo:paragraph-rsid="002d35b9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25d9c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officeooo:rsid="002ca9df" officeooo:paragraph-rsid="002ca9df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officeooo:rsid="0026b19f" officeooo:paragraph-rsid="0026b19f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officeooo:rsid="0026b19f" officeooo:paragraph-rsid="002d35b9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officeooo:rsid="00273890" officeooo:paragraph-rsid="002d35b9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officeooo:rsid="00273890" officeooo:paragraph-rsid="00273890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officeooo:rsid="0029aa68" officeooo:paragraph-rsid="0029aa68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officeooo:rsid="0029aa68" officeooo:paragraph-rsid="002c9b68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officeooo:rsid="002c9b68" officeooo:paragraph-rsid="002c9b68"/>
    </style:style>
    <style:style style:name="P27" style:family="paragraph" style:parent-style-name="Standard">
      <style:paragraph-properties fo:text-align="start" style:justify-single-word="false"/>
      <style:text-properties style:font-name="DejaVu Sans Condensed" officeooo:rsid="002c9b68" officeooo:paragraph-rsid="002c9b68"/>
    </style:style>
    <style:style style:name="P28" style:family="paragraph" style:parent-style-name="Standard">
      <style:paragraph-properties fo:text-align="start" style:justify-single-word="false"/>
      <style:text-properties style:font-name="DejaVu Sans Condensed" officeooo:rsid="0032a3d6" officeooo:paragraph-rsid="0032a3d6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officeooo:rsid="0032f28d" officeooo:paragraph-rsid="0032f28d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26b19f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29aa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230e" style:font-weight-asian="bold" style:font-weight-complex="bold"/>
    </style:style>
    <style:style style:name="T3" style:family="text">
      <style:text-properties fo:font-weight="bold" officeooo:rsid="0032a3d6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5d9cd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84ce5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c9b68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d230e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d35b9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67745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ffd52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0d890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5d9c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67745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ffd52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normal" officeooo:rsid="00284ce5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273890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26b19f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2c9b68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29aa68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2d35b9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2e3bae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bold" officeooo:rsid="0026b19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9aa68" style:font-size-asian="12pt" style:font-weight-asian="bold" style:font-size-complex="12pt" style:font-weight-complex="bold"/>
    </style:style>
    <style:style style:name="T26" style:family="text">
      <style:text-properties style:font-name="DejaVu Sans Condensed" fo:font-weight="bold" officeooo:rsid="00277a78" style:font-weight-asian="bold" style:font-weight-complex="bold"/>
    </style:style>
    <style:style style:name="T27" style:family="text">
      <style:text-properties style:font-name="DejaVu Sans Condensed" officeooo:rsid="002ca9df"/>
    </style:style>
    <style:style style:name="T28" style:family="text">
      <style:text-properties style:font-name="DejaVu Sans Condensed" officeooo:rsid="002d230e"/>
    </style:style>
    <style:style style:name="T29" style:family="text">
      <style:text-properties officeooo:rsid="00284ce5"/>
    </style:style>
    <style:style style:name="T30" style:family="text">
      <style:text-properties officeooo:rsid="0029aa68"/>
    </style:style>
    <style:style style:name="T31" style:family="text">
      <style:text-properties officeooo:rsid="002ca9df"/>
    </style:style>
    <style:style style:name="T32" style:family="text">
      <style:text-properties officeooo:rsid="002d230e"/>
    </style:style>
    <style:style style:name="T33" style:family="text">
      <style:text-properties officeooo:rsid="002d35b9"/>
    </style:style>
    <style:style style:name="T34" style:family="text">
      <style:text-properties officeooo:rsid="002e3bae"/>
    </style:style>
    <style:style style:name="T35" style:family="text">
      <style:text-properties officeooo:rsid="002ffd52"/>
    </style:style>
    <style:style style:name="T36" style:family="text">
      <style:text-properties officeooo:rsid="0032a3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997 - NS430 GPS navigation system</text:p>
      <text:p text:style-name="P6"/>
      <text:p text:style-name="P1"><text:span text:style-name="T13">Shift-E2 press</text:span><text:span text:style-name="T4"> to open 2D display. <text:s/>Integrated in cockpit for C-101, L-39</text:span><text:span text:style-name="T12"> (Mission Editor must be set to dismount gunsight)</text:span><text:span text:style-name="T4">, Mi-8, and Gazelle.</text:span></text:p>
      <text:p text:style-name="P7"/>
      <text:p text:style-name="P3">Basic use</text:p>
      <text:list xml:id="list3169607618" text:style-name="L1">
        <text:list-item>
          <text:p text:style-name="P18"><text:span text:style-name="T5">Turn on with </text:span><text:span text:style-name="T14">C</text:span><text:span text:style-name="T5"> knob at top left.</text:span><text:span text:style-name="T9"> <text:s/></text:span><text:span text:style-name="T10">Press </text:span><text:span text:style-name="T15">ENT</text:span><text:span text:style-name="T10">, then press </text:span><text:span text:style-name="T15">ENT</text:span><text:span text:style-name="T10"> again to </text:span><text:span text:style-name="T9">go past </text:span><text:span text:style-name="T10">the self-test screen.</text:span></text:p>
        </text:list-item>
        <text:list-item>
          <text:p text:style-name="P19"><text:span text:style-name="T4">Use </text:span><text:span text:style-name="T13">left knobs and buttons</text:span><text:span text:style-name="T4"> to set voice and VOR frequencies. <text:s/>Press </text:span><text:span text:style-name="T13">PUSH C/V</text:span><text:span text:style-name="T4"> to change which frequency fields will be edited when turning the left knob.</text:span></text:p>
        </text:list-item>
        <text:list-item>
          <text:p text:style-name="P30"><text:span text:style-name="T19">Press </text:span><text:span text:style-name="T24">PUSH CRSR</text:span><text:span text:style-name="T19"> to toggle </text:span><text:span text:style-name="T23">a</text:span><text:span text:style-name="T17"> cursor</text:span><text:span text:style-name="T19">.</text:span><text:span text:style-name="T22"> <text:s/></text:span><text:span text:style-name="T17">With cursor active</text:span><text:span text:style-name="T18">, u</text:span><text:span text:style-name="T19">se </text:span><text:span text:style-name="T24">Large Right Knob</text:span><text:span text:style-name="T19"> to </text:span><text:span text:style-name="T17">move cursor or change fields</text:span><text:span text:style-name="T19">, </text:span><text:span text:style-name="T24">Small Right Knob</text:span><text:span text:style-name="T19"> to change field values.</text:span></text:p>
        </text:list-item>
        <text:list-item>
          <text:p text:style-name="P20"><text:span text:style-name="T8">At any time, p</text:span><text:span text:style-name="T4">ress and hold </text:span><text:span text:style-name="T13">CLR</text:span><text:span text:style-name="T4"> for 2 seconds to return to main NAV</text:span><text:span text:style-name="T8">def</text:span><text:span text:style-name="T4"> page.</text:span></text:p>
        </text:list-item>
        <text:list-item>
          <text:p text:style-name="P21"><text:span text:style-name="T13">CDI</text:span><text:span text:style-name="T4"> button toggles navigation info source between GPS and VOR (VLOC).</text:span></text:p>
        </text:list-item>
        <text:list-item>
          <text:p text:style-name="P21"><text:span text:style-name="T13">OBS</text:span><text:span text:style-name="T4"> button toggles whether waypoints are automatically incremented when flying over them.</text:span></text:p>
        </text:list-item>
        <text:list-item>
          <text:p text:style-name="P21"><text:span text:style-name="T13">MSG</text:span><text:span text:style-name="T4"> button shows messages, press CLR to clear them (when they're showing).</text:span></text:p>
        </text:list-item>
        <text:list-item>
          <text:p text:style-name="P21"><text:span text:style-name="T13">FPL</text:span><text:span text:style-name="T4"> button shows flight plan page.</text:span><text:span text:style-name="T9"> <text:s/>(</text:span><text:span text:style-name="T6">First create waypoints, then add them to the flight plan.</text:span><text:span text:style-name="T9">)</text:span></text:p>
        </text:list-item>
        <text:list-item>
          <text:p text:style-name="P21"><text:span text:style-name="T13">PROC</text:span><text:span text:style-name="T4"> button shows procedures.</text:span></text:p>
        </text:list-item>
        <text:list-item>
          <text:p text:style-name="P22"><text:span text:style-name="T4">Use </text:span><text:span text:style-name="T13">Large Right Knob</text:span><text:span text:style-name="T4"> to change</text:span><text:span text:style-name="T9"> </text:span><text:span text:style-name="T4">blocks, </text:span><text:span text:style-name="T13">Small Right Knob</text:span><text:span text:style-name="T4"> to change pages within block.</text:span></text:p>
        </text:list-item>
        <text:list-item>
          <text:p text:style-name="P23"><text:span text:style-name="T16">B</text:span><text:span text:style-name="T13">locks</text:span><text:span text:style-name="T11"> (page groups)</text:span><text:span text:style-name="T4"> and </text:span><text:span text:style-name="T13">pages</text:span><text:span text:style-name="T4">:</text:span></text:p>
        </text:list-item>
      </text:list>
      <table:table table:name="Table2" table:style-name="Table2">
        <table:table-column table:style-name="Table2.A" table:number-columns-repeated="3"/>
        <table:table-column table:style-name="Table2.D"/>
        <table:table-row table:style-name="TableLine1966688758176">
          <table:table-cell table:style-name="Table2.A1" office:value-type="string">
            <text:p text:style-name="P14">NAV</text:p>
          </table:table-cell>
          <table:table-cell table:style-name="Table2.A1" office:value-type="string">
            <text:p text:style-name="P14">WPT</text:p>
          </table:table-cell>
          <table:table-cell table:style-name="Table2.A1" office:value-type="string">
            <text:p text:style-name="P14">AUX</text:p>
          </table:table-cell>
          <table:table-cell table:style-name="Table2.D1" office:value-type="string">
            <text:p text:style-name="P15">NRST</text:p>
            <text:p text:style-name="P17">(Caucausus region only)</text:p>
          </table:table-cell>
        </table:table-row>
        <table:table-row table:style-name="TableLine1966596259728">
          <table:table-cell table:style-name="Table2.A2" office:value-type="string">
            <text:p text:style-name="P12"><text:span text:style-name="T2">NAV</text:span><text:span text:style-name="T1">def</text:span><text:span text:style-name="T29"> - Default nav page</text:span><text:span text:style-name="T31">, shows from/to waypoints, course deviation</text:span><text:span text:style-name="T33"> (CDI)</text:span><text:span text:style-name="T31">, ground speed, etc.</text:span></text:p>
          </table:table-cell>
          <table:table-cell table:style-name="Table2.A2" office:value-type="string">
            <text:p text:style-name="P13"><text:span text:style-name="T1">WPTapt</text:span><text:span text:style-name="T31"> </text:span><text:span text:style-name="T36">aka </text:span><text:span text:style-name="T3">WPTero</text:span><text:span text:style-name="T36"> </text:span><text:span text:style-name="T31">- Airport information.</text:span></text:p>
          </table:table-cell>
          <table:table-cell table:style-name="Table2.A2" office:value-type="string">
            <text:p text:style-name="P13"><text:span text:style-name="T1">AUXfpl</text:span><text:span text:style-name="T32"> - Flight plan page.</text:span></text:p>
          </table:table-cell>
          <table:table-cell table:style-name="Table2.D2" office:value-type="string">
            <text:p text:style-name="P13"><text:span text:style-name="T1">NRSTaero</text:span><text:span text:style-name="T32"> - </text:span><text:span text:style-name="T34">Nearest airports.</text:span></text:p>
          </table:table-cell>
        </table:table-row>
        <table:table-row table:style-name="TableLine1966596264352">
          <table:table-cell table:style-name="Table2.A2" office:value-type="string">
            <text:p text:style-name="P12"><text:span text:style-name="T2">NAV</text:span><text:span text:style-name="T1">map</text:span><text:span text:style-name="T29"> - Basic map</text:span><text:span text:style-name="T31">.</text:span></text:p>
          </table:table-cell>
          <table:table-cell table:style-name="Table2.A2" office:value-type="string">
            <text:p text:style-name="P13"><text:span text:style-name="T1">WPTrunway</text:span><text:span text:style-name="T31"> - Runway info for </text:span><text:span text:style-name="T32">the </text:span><text:span text:style-name="T31">selected airport.</text:span></text:p>
          </table:table-cell>
          <table:table-cell table:style-name="Table2.A2" office:value-type="string">
            <text:p text:style-name="P13"><text:span text:style-name="T1">AUXutil</text:span><text:span text:style-name="T32"> - </text:span><text:span text:style-name="T33">Various utilites: timer, checklists, trip statistics, sunrise/sunset.</text:span></text:p>
          </table:table-cell>
          <table:table-cell table:style-name="Table2.D2" office:value-type="string">
            <text:p text:style-name="P13"><text:span text:style-name="T1">NRSTint</text:span><text:span text:style-name="T32"> - </text:span><text:span text:style-name="T34">Nearest intersections.</text:span></text:p>
          </table:table-cell>
        </table:table-row>
        <table:table-row table:style-name="TableLine1966596252384">
          <table:table-cell table:style-name="Table2.A2" office:value-type="string">
            <text:p text:style-name="P12"><text:span text:style-name="T2">NAV</text:span><text:span text:style-name="T1">terrain</text:span> - Map with terrain colored by altitude<text:span text:style-name="T31">.</text:span></text:p>
          </table:table-cell>
          <table:table-cell table:style-name="Table2.A2" office:value-type="string">
            <text:p text:style-name="P10"><text:span text:style-name="T26">WPTfreq</text:span><text:span text:style-name="T27"> - Radio and ILS frequency info </text:span><text:span text:style-name="T28">ditto</text:span><text:span text:style-name="T27">.</text:span></text:p>
          </table:table-cell>
          <table:table-cell table:style-name="Table2.A2" office:value-type="string">
            <text:p text:style-name="P13"><text:span text:style-name="T1">AUXsetup1</text:span><text:span text:style-name="T32"> - </text:span><text:span text:style-name="T33">Setup options 1: CDI scale, units, lat/long format, date/time format.</text:span></text:p>
          </table:table-cell>
          <table:table-cell table:style-name="Table2.D2" office:value-type="string">
            <text:p text:style-name="P13"><text:span text:style-name="T1">NRSTndb</text:span><text:span text:style-name="T32"> - </text:span><text:span text:style-name="T34">Nearest NDBs (Non-Directional Beacon).</text:span></text:p>
          </table:table-cell>
        </table:table-row>
        <table:table-row table:style-name="TableLine1966596256192">
          <table:table-cell table:style-name="Table2.A2" office:value-type="string">
            <text:p text:style-name="P12"><text:span text:style-name="T2">NAV</text:span><text:span text:style-name="T1">com</text:span> - <text:span text:style-name="T30">Nearest airport arrival/departure</text:span> frequencies<text:span text:style-name="T31">.</text:span></text:p>
          </table:table-cell>
          <table:table-cell table:style-name="Table2.A2" office:value-type="string">
            <text:p text:style-name="P10"><text:span text:style-name="T26">WPTapr</text:span><text:span text:style-name="T27"> - Approach procedures </text:span><text:span text:style-name="T28">ditto</text:span><text:span text:style-name="T27">.</text:span></text:p>
          </table:table-cell>
          <table:table-cell table:style-name="Table2.A2" office:value-type="string">
            <text:p text:style-name="P13"><text:span text:style-name="T1">AUXsetup2</text:span><text:span text:style-name="T32"> - </text:span><text:span text:style-name="T33">Setup options 2: display brightness/contrast, nearest airport settings.</text:span></text:p>
          </table:table-cell>
          <table:table-cell table:style-name="Table2.D2" office:value-type="string">
            <text:p text:style-name="P13"><text:span text:style-name="T1">NRSTvor</text:span><text:span text:style-name="T32"> - </text:span><text:span text:style-name="T34">Nearest VORs.</text:span></text:p>
          </table:table-cell>
        </table:table-row>
        <table:table-row table:style-name="TableLine1966596257824">
          <table:table-cell table:style-name="Table2.A2" office:value-type="string">
            <text:p text:style-name="P12"><text:span text:style-name="T2">NAV</text:span><text:span text:style-name="T1">pos</text:span> - Your current position<text:span text:style-name="T31">.</text:span></text:p>
          </table:table-cell>
          <table:table-cell table:style-name="Table2.A2" office:value-type="string">
            <text:p text:style-name="P10"><text:span text:style-name="T26">WPTarr</text:span><text:span text:style-name="T27"> - Arrival procedures </text:span><text:span text:style-name="T28">ditto</text:span><text:span text:style-name="T27">.</text:span>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3"><text:span text:style-name="T1">NRSTuser</text:span><text:span text:style-name="T32"> - </text:span><text:span text:style-name="T34">Nearest user-defined waypoints.</text:span></text:p>
          </table:table-cell>
        </table:table-row>
        <table:table-row table:style-name="TableLine1966596258912">
          <table:table-cell table:style-name="Table2.A2" office:value-type="string">
            <text:p text:style-name="P12"><text:span text:style-name="T2">NAV</text:span><text:span text:style-name="T1">sat</text:span><text:span text:style-name="T29"> - GPS satellites and position error</text:span><text:span text:style-name="T31">.</text:span></text:p>
          </table:table-cell>
          <table:table-cell table:style-name="Table2.A2" office:value-type="string">
            <text:p text:style-name="P13"><text:span text:style-name="T1">WPTdep</text:span><text:span text:style-name="T32"> - Departure procedures ditto.</text:span>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3"><text:span text:style-name="T1">NRSTartcc</text:span><text:span text:style-name="T32"> - </text:span><text:span text:style-name="T34">Nearest air traffic control centers.</text:span></text:p>
          </table:table-cell>
        </table:table-row>
        <table:table-row table:style-name="TableLine1966596259184">
          <table:table-cell table:style-name="Table2.A2" office:value-type="string">
            <text:p text:style-name="P12"><text:span text:style-name="T2">NAV</text:span><text:span text:style-name="T1">vprof</text:span><text:span text:style-name="T29"> - Set up waypoint height and vertical speed required</text:span><text:span text:style-name="T31">.</text:span></text:p>
          </table:table-cell>
          <table:table-cell table:style-name="Table2.A2" office:value-type="string">
            <text:p text:style-name="P13"><text:span text:style-name="T1">WPTint</text:span><text:span text:style-name="T32"> - Intersection info.</text:span>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3"><text:span text:style-name="T1">NRSTfss</text:span><text:span text:style-name="T32"> - </text:span><text:span text:style-name="T35">Nearest flight service stations.</text:span></text:p>
          </table:table-cell>
        </table:table-row>
        <table:table-row table:style-name="TableLine1966596265984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3"><text:span text:style-name="T1">WPTndb</text:span><text:span text:style-name="T32"> - NDB (Non-Directional Beacon) info.</text:span>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3"><text:span text:style-name="T1">NRSTspace</text:span><text:span text:style-name="T32"> - </text:span><text:span text:style-name="T35">Nearest controlled airspaces.</text:span></text:p>
          </table:table-cell>
        </table:table-row>
        <table:table-row table:style-name="TableLine1966596253200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3"><text:span text:style-name="T1">WPTvor</text:span><text:span text:style-name="T32"> - VOR info.</text:span>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6"/>
          </table:table-cell>
        </table:table-row>
        <table:table-row table:style-name="TableLine1966596257280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3"><text:span text:style-name="T1">WPTuser</text:span><text:span text:style-name="T32"> - Info for user-defined waypoints.</text:span>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</table:table>
      <text:p text:style-name="P8"/>
      <text:p text:style-name="P4">Set a Direct-To waypoint on the map</text:p>
      <text:list xml:id="list9155105" text:style-name="L2">
        <text:list-item>
          <text:p text:style-name="P31"><text:span text:style-name="T20">If not already on the map page: </text:span><text:span text:style-name="T21">Press and hold </text:span><text:span text:style-name="T25">CLR</text:span><text:span text:style-name="T21"> for 2 seconds to return to </text:span><text:span text:style-name="T25">NAVdef</text:span><text:span text:style-name="T21"> page</text:span><text:span text:style-name="T20">, t</text:span><text:span text:style-name="T21">urn </text:span><text:span text:style-name="T25">Large Right Knob</text:span><text:span text:style-name="T21"> to go to </text:span><text:span text:style-name="T25">NAVmap</text:span><text:span text:style-name="T21"> page.</text:span></text:p>
        </text:list-item>
        <text:list-item>
          <text:p text:style-name="P24"><text:span text:style-name="T4">Press </text:span><text:span text:style-name="T13">PRESS CRSR</text:span><text:span text:style-name="T4"> to show arrow cursor on the map.</text:span></text:p>
        </text:list-item>
        <text:list-item>
          <text:p text:style-name="P24"><text:span text:style-name="T4">Turn </text:span><text:span text:style-name="T13">Large Right Knob</text:span><text:span text:style-name="T4"> and </text:span><text:span text:style-name="T13">Small Right Knob</text:span><text:span text:style-name="T4"> to move the arrow cursor over the desired destination (can be anywhere on the map, doesn't have to be a map icon).</text:span></text:p>
        </text:list-item>
        <text:list-item>
          <text:p text:style-name="P24"><text:span text:style-name="T4">Press the </text:span><text:span text:style-name="T13">DIRECT-TO</text:span><text:span text:style-name="T4"> (D-arrow) button to show the </text:span><text:span text:style-name="T13">DIRECT-TO WAYPOINT</text:span><text:span text:style-name="T4"> page.</text:span></text:p>
        </text:list-item>
        <text:list-item>
          <text:p text:style-name="P24"><text:span text:style-name="T4">Press </text:span><text:span text:style-name="T13">ENT</text:span><text:span text:style-name="T4"> to confirm and </text:span><text:span text:style-name="T16">ENT</text:span><text:span text:style-name="T11"> again to </text:span><text:span text:style-name="T4">begin navigation to waypoint.</text:span></text:p>
        </text:list-item>
      </text:list>
      <text:p text:style-name="P9"/>
      <text:p text:style-name="P5">Set the map to show Track-up instead of North-up</text:p>
      <text:list xml:id="list436314629" text:style-name="L3">
        <text:list-item>
          <text:p text:style-name="P25"><text:span text:style-name="T7">If not already on the map page: </text:span><text:span text:style-name="T4">Press and hold </text:span><text:span text:style-name="T13">CLR</text:span><text:span text:style-name="T4"> for 2 seconds to return to </text:span><text:span text:style-name="T13">NAVdef</text:span><text:span text:style-name="T4"> page</text:span><text:span text:style-name="T7">, t</text:span><text:span text:style-name="T4">urn </text:span><text:span text:style-name="T13">Large Right Knob</text:span><text:span text:style-name="T4"> to go to </text:span><text:span text:style-name="T13">NAVmap</text:span><text:span text:style-name="T4"> page.</text:span></text:p>
        </text:list-item>
        <text:list-item>
          <text:p text:style-name="P26"><text:span text:style-name="T4">Press </text:span><text:span text:style-name="T13">MENU</text:span><text:span text:style-name="T4">.</text:span></text:p>
        </text:list-item>
        <text:list-item>
          <text:p text:style-name="P26"><text:span text:style-name="T4">Press </text:span><text:span text:style-name="T13">ENT</text:span><text:span text:style-name="T4"> to select "</text:span><text:span text:style-name="T13">Setup Map?</text:span><text:span text:style-name="T4">".</text:span></text:p>
        </text:list-item>
        <text:list-item>
          <text:p text:style-name="P26"><text:span text:style-name="T4">"</text:span><text:span text:style-name="T13">North up</text:span><text:span text:style-name="T4">" should be flashing. <text:s/>Press </text:span><text:span text:style-name="T13">ENT</text:span><text:span text:style-name="T4"> to change it to "</text:span><text:span text:style-name="T13">Track up</text:span><text:span text:style-name="T4">".</text:span></text:p>
        </text:list-item>
      </text:list>
      <text:p text:style-name="P27"><text:span text:style-name="T4"/></text:p>
      <text:p text:style-name="P28"><text:soft-page-break/><text:span text:style-name="T4">Find an airport by ICAO code or name</text:span></text:p>
      <text:list xml:id="list3517555780" text:style-name="L4">
        <text:list-item>
          <text:p text:style-name="P29"><text:span text:style-name="T4">TODO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11T19:45:45.879000000</dc:date>
    <meta:editing-duration>PT13H21M6S</meta:editing-duration>
    <meta:editing-cycles>25</meta:editing-cycles>
    <meta:generator>LibreOffice/7.0.3.1$Windows_X86_64 LibreOffice_project/d7547858d014d4cf69878db179d326fc3483e082</meta:generator>
    <meta:document-statistic meta:table-count="1" meta:image-count="0" meta:object-count="0" meta:page-count="2" meta:paragraph-count="61" meta:word-count="577" meta:character-count="3347" meta:non-whitespace-character-count="2846"/>
  </office:meta>
</office:document-meta>
</file>